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nux vs Windows</text:p>
      <text:p text:style-name="Standard"/>
      <text:p text:style-name="Standard">Vorteile Windows:</text:p>
      <text:p text:style-name="Standard"/>
      <text:list xml:id="list6024753822625847029" text:style-name="L1">
        <text:list-item>
          <text:p text:style-name="P1">Leichte Einarbeitung da Vorkenntnisse vorhanden</text:p>
        </text:list-item>
        <text:list-item>
          <text:p text:style-name="P1">Native SDK von Kinekt für Windows (C#)</text:p>
        </text:list-item>
        <text:list-item>
          <text:p text:style-name="P1">Vorhandenes Grafik-Framework (XNA, DirektX)</text:p>
        </text:list-item>
        <text:list-item>
          <text:p text:style-name="P1">Schnelle Ergebnisse unterstützt .NET Framework</text:p>
        </text:list-item>
        <text:list-item>
          <text:p text:style-name="P1">MS-Windows + DirektX Standard für aufwändigere Grafikberechnungen</text:p>
        </text:list-item>
        <text:list-item>
          <text:p text:style-name="P1">Verteilte Entwicklung durch vorhande IDE-Werkzeuge</text:p>
        </text:list-item>
        <text:list-item>
          <text:p text:style-name="P1">Runde Komplettlösung ohne Insel-Systeme möglich</text:p>
        </text:list-item>
        <text:list-item>
          <text:p text:style-name="P1">Viele Kinekt Beispiele mit Quellcode vorhanden</text:p>
        </text:list-item>
      </text:list>
      <text:p text:style-name="Standard"/>
      <text:p text:style-name="Standard">Nachteile Linux:</text:p>
      <text:list xml:id="list2316363827865169755" text:style-name="L2">
        <text:list-item>
          <text:p text:style-name="P2">Keine nativen Treiber für Kinekt vorhanden</text:p>
        </text:list-item>
        <text:list-item>
          <text:p text:style-name="P2">Kein DirektX</text:p>
        </text:list-item>
        <text:list-item>
          <text:p text:style-name="P2">Abhängigkeit von Librarys</text:p>
        </text:list-item>
        <text:list-item>
          <text:p text:style-name="P2">Erhöhter Aufwand bei Entwicklung durch CMake-Projekt</text:p>
        </text:list-item>
        <text:list-item>
          <text:p text:style-name="P2">OpenNI (Framework für Linux) unterstützt den benötigen "Nah-Modus" der Kinekt nich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42S</meta:editing-duration>
    <meta:editing-cycles>11</meta:editing-cycles>
    <meta:generator>OpenOffice.org/3.4.1$Win32 OpenOffice.org_project/341m1$Build-9593</meta:generator>
    <dc:date>2013-04-11T12:41:20.48</dc:date>
    <meta:document-statistic meta:table-count="0" meta:image-count="0" meta:object-count="0" meta:page-count="1" meta:paragraph-count="16" meta:word-count="92" meta:character-count="658"/>
    <meta:user-defined meta:name="Info 1"/>
    <meta:user-defined meta:name="Info 2"/>
    <meta:user-defined meta:name="Info 3"/>
    <meta:user-defined meta:name="Info 4"/>
  </office:meta>
</office:document-meta>
</file>